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625b5" officeooo:paragraph-rsid="001625b5" style:font-weight-asian="bold" style:font-weight-complex="bold"/>
    </style:style>
    <style:style style:name="P2" style:family="paragraph" style:parent-style-name="Standard" style:list-style-name="L1">
      <style:text-properties style:font-name="Calibri" fo:font-size="10.5pt" fo:font-weight="normal" officeooo:rsid="001625b5" officeooo:paragraph-rsid="001625b5" style:font-size-asian="10.5pt" style:font-weight-asian="normal" style:font-size-complex="10.5pt" style:font-weight-complex="normal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5c6df" officeooo:paragraph-rsid="00172374" style:font-size-asian="10.5pt" style:font-weight-asian="normal" style:font-size-complex="10.5pt" style:font-weight-complex="normal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4b1d" officeooo:paragraph-rsid="00174b1d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625b5" officeooo:paragraph-rsid="001625b5" style:font-size-asian="9.14999961853027pt" style:font-weight-asian="normal" style:font-size-complex="10.5pt" style:font-weight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15a3" officeooo:paragraph-rsid="001625b5" style:font-size-asian="9.14999961853027pt" style:font-weight-asian="normal" style:font-size-complex="10.5pt" style:font-weight-complex="normal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15a3" officeooo:paragraph-rsid="00172374" style:font-size-asian="9.14999961853027pt" style:font-weight-asian="normal" style:font-size-complex="10.5pt" style:font-weight-complex="normal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4b1d" officeooo:paragraph-rsid="00174b1d" style:font-size-asian="9.14999961853027pt" style:font-weight-asian="normal" style:font-size-complex="10.5pt" style:font-weight-complex="normal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officeooo:rsid="00174b1d" officeooo:paragraph-rsid="00174b1d"/>
    </style:style>
    <style:style style:name="P11" style:family="paragraph" style:parent-style-name="Standard" style:list-style-name="L1" style:master-page-name="">
      <loext:graphic-properties draw:fill="none"/>
      <style:paragraph-properties fo:margin-left="1.7cm" fo:margin-right="0cm" fo:text-indent="-0.4cm" style:auto-text-indent="false" style:page-number="auto"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1.7cm" fo:margin-right="0cm" fo:text-indent="-0.4cm" style:auto-text-indent="false"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13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416cm"/>
        </style:tab-stops>
      </style:paragraph-properties>
      <style:text-properties style:font-name="Calibri" fo:font-size="10.5pt" fo:font-weight="normal" officeooo:rsid="001715a3" officeooo:paragraph-rsid="001625b5" style:font-size-asian="9.14999961853027pt" style:font-weight-asian="normal" style:font-size-complex="10.5pt" style:font-weight-complex="normal"/>
    </style:style>
    <style:style style:name="T1" style:family="text">
      <style:text-properties officeooo:rsid="001625b5"/>
    </style:style>
    <style:style style:name="T2" style:family="text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Calibri" fo:font-size="10.5pt" fo:font-weight="normal" officeooo:rsid="0015c6df" style:font-size-asian="10.5pt" style:font-weight-asian="normal" style:font-size-complex="10.5pt" style:font-weight-complex="normal"/>
    </style:style>
    <style:style style:name="T4" style:family="text">
      <style:text-properties officeooo:rsid="00174b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praken met John:</text:p>
      <text:p text:style-name="P1"/>
      <text:list xml:id="list2297356312" text:style-name="L1">
        <text:list-item>
          <text:p text:style-name="P2">Alleen klanten met een reservering mogen het restaurant bezoeken.</text:p>
        </text:list-item>
        <text:list-item>
          <text:p text:style-name="P2">Alleen gezonde klanten mogen het restaurant bezoeken.</text:p>
        </text:list-item>
        <text:list-item>
          <text:p text:style-name="P3">Wanneer een reservering is aangemaakt moet de aangemaakte reservering getoond worden.</text:p>
        </text:list-item>
        <text:list-item>
          <text:p text:style-name="P10"><text:span text:style-name="T3">E</text:span><text:span text:style-name="T2">én zoekveld voor het zoeken van een reservering bij het registreren van een bezoek.</text:span></text:p>
        </text:list-item>
        <text:list-item>
          <text:p text:style-name="P4">Na het opvoeren van de bezoekers moeten deze op het scherm getoond worden</text:p>
        </text:list-item>
        <text:list-item>
          <text:p text:style-name="P2">In eerste instantie wordt de app ontwikkeld voor één restaurant.</text:p>
        </text:list-item>
        <text:list-item>
          <text:p text:style-name="P5">De app moet efficiënt en eenvoudig zijn (“less is more”)</text:p>
        </text:list-item>
        <text:list-item>
          <text:p text:style-name="P6">Maximaal 4 gasten per bezoek</text:p>
        </text:list-item>
        <text:list-item>
          <text:p text:style-name="P5">Persoonsgegevens van bezoekers worden maximaal 3 weken bewaard.</text:p>
        </text:list-item>
        <text:list-item>
          <text:p text:style-name="P6">Lijst met met personen die in aanraking zijn geweest met besmet persoon is voor de GGD</text:p>
        </text:list-item>
        <text:list-item>
          <text:p text:style-name="P11">Deze lijst mag alleen door management aangemaakt worden.</text:p>
        </text:list-item>
        <text:list-item>
          <text:p text:style-name="P12">Deze lijst moet op basis van naam van bezoeker <text:span text:style-name="T4">en eventueel datum </text:span>aangemaakt kunnen worden.</text:p>
        </text:list-item>
        <text:list-item>
          <text:p text:style-name="P12">Deze lijst moet de naam en contactgegevens van de bezoekers bevatten</text:p>
        </text:list-item>
        <text:list-item>
          <text:p text:style-name="P7">“Google search” bij het zoeken op naam van een gast <text:span text:style-name="T1">zou mooi zijn, maar is niet noodzakelijk.</text:span></text:p>
        </text:list-item>
        <text:list-item>
          <text:p text:style-name="P8">Logo’s en afbeeldingen zijn leuk, maar niet noodzakelijk. Liever een werkbare app.</text:p>
        </text:list-item>
        <text:list-item>
          <text:p text:style-name="P5">Aparte menu keuze voor reservering opvoeren en een menukeuze voor reserveringslijst</text:p>
        </text:list-item>
        <text:list-item>
          <text:p text:style-name="P5">Reserveringslijst geselecteerd datum en tijdvak gesorteerd (oplopend)</text:p>
        </text:list-item>
        <text:list-item>
          <text:p text:style-name="P5">Naam restaurant centreren op het schermen</text:p>
        </text:list-item>
        <text:list-item>
          <text:p text:style-name="P5">Op termijn moet de klant zelf via het WWW zelf kunnen reserveren</text:p>
        </text:list-item>
        <text:list-item>
          <text:p text:style-name="P9">Bij een zieke medewerker moet alle bezoekers op de werkdag van de werknemer op de lijst komen</text:p>
        </text:list-item>
        <text:list-item>
          <text:p text:style-name="P5"/>
          <text:p text:style-name="P1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0T21:16:09.146000000</meta:creation-date>
    <dc:date>2020-12-11T11:12:29.247000000</dc:date>
    <meta:editing-duration>PT1H25M5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3" meta:word-count="244" meta:character-count="1438" meta:non-whitespace-character-count="1237"/>
  </office:meta>
</office:document-meta>
</file>